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sub>
                  <mi>x</mi>
                  <mn>1</mn>
                </msub>
                <mo stretchy="false">−</mo>
                <msub>
                  <mi>x</mi>
                  <mn>2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sub>
                  <mi>y</mi>
                  <mn>1</mn>
                </msub>
                <mo stretchy="false">−</mo>
                <msub>
                  <mi>y</mi>
                  <mn>2</mn>
                </msub>
              </mrow>
            </mrow>
            <mo fence="true" stretchy="false">)</mo>
          </mrow>
          <mn>2</mn>
        </msup>
      </mrow>
    </msqrt>
    <annotation encoding="StarMath 5.0">sqrt{ (x_1-x_2)^2 + (y_1-y_2)^2 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David Eisenberg</meta:initial-creator>
    <meta:creation-date>2016-04-29T09:53:49.767872352</meta:creation-date>
    <dc:date>2016-04-29T13:17:34.329521307</dc:date>
    <dc:creator>J David Eisenberg</dc:creator>
    <meta:editing-duration>PT1M45S</meta:editing-duration>
    <meta:editing-cycles>3</meta:editing-cycles>
    <meta:generator>LibreOffice/4.4.3.2$Linux_X86_64 LibreOffice_project/88805f81e9fe61362df02b9941de8e38a9b5fd16</meta:generator>
  </office:meta>
</office:document-meta>
</file>